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1df28f"/>
    </style:style>
    <style:style style:name="P2" style:family="paragraph" style:parent-style-name="Frame_20_contents">
      <style:text-properties officeooo:paragraph-rsid="001df28f"/>
    </style:style>
    <style:style style:name="P3" style:family="paragraph" style:parent-style-name="Frame_20_contents">
      <style:text-properties officeooo:paragraph-rsid="001f088d"/>
    </style:style>
    <style:style style:name="P4" style:family="paragraph" style:parent-style-name="Frame_20_contents">
      <style:text-properties officeooo:paragraph-rsid="00209a8c"/>
    </style:style>
    <style:style style:name="P5" style:family="paragraph" style:parent-style-name="Frame_20_contents">
      <style:text-properties fo:font-size="10.5pt" officeooo:rsid="00269981" officeooo:paragraph-rsid="00269981" style:font-size-asian="10.5pt" style:font-size-complex="10.5pt"/>
    </style:style>
    <style:style style:name="P6" style:family="paragraph" style:parent-style-name="Standard">
      <style:text-properties fo:background-color="#111111"/>
    </style:style>
    <style:style style:name="P7" style:family="paragraph">
      <style:text-properties fo:font-size="12pt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T1" style:family="text">
      <style:text-properties officeooo:rsid="002277a9"/>
    </style:style>
    <style:style style:name="T2" style:family="text">
      <style:text-properties officeooo:rsid="001df28f"/>
    </style:style>
    <style:style style:name="T3" style:family="text">
      <style:text-properties officeooo:rsid="001f088d"/>
    </style:style>
    <style:style style:name="T4" style:family="text">
      <style:text-properties officeooo:rsid="00209a8c"/>
    </style:style>
    <style:style style:name="T5" style:family="text">
      <style:text-properties officeooo:rsid="00234fa9"/>
    </style:style>
    <style:style style:name="T6" style:family="text">
      <style:text-properties officeooo:rsid="00269981"/>
    </style:style>
    <style:style style:name="gr1" style:family="graphic" style:parent-style-name="Frame">
      <style:graphic-properties draw:textarea-horizontal-align="justify" draw:textarea-vertical-align="middle" draw:auto-grow-height="false" fo:min-height="0.6209in" fo:min-width="1.2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textarea-horizontal-align="justify" draw:textarea-vertical-align="middle" draw:auto-grow-height="false" fo:min-height="0.5846in" fo:min-width="1.6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6402in" fo:min-width="1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0.5835in" fo:min-width="1.7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 style:parent-style-name="Frame">
      <style:graphic-properties draw:textarea-horizontal-align="justify" draw:textarea-vertical-align="middle" draw:auto-grow-height="false" fo:min-height="0.6028in" fo:min-width="1.4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justify" draw:textarea-vertical-align="middle" draw:auto-grow-height="false" fo:min-height="0.1098in" fo:min-width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0.6402in" fo:min-width="1.8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0.5925in" fo:min-width="1.6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0.6866in" fo:min-width="1.7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0.7902in" fo:min-width="1.4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0.6445in" fo:min-width="1.60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textarea-horizontal-align="justify" draw:textarea-vertical-align="middle" draw:auto-grow-height="false" fo:min-height="0.5835in" fo:min-width="1.5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0.5744in" fo:min-width="1.6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7528in" fo:min-width="2.0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textarea-horizontal-align="justify" draw:textarea-vertical-align="middle" draw:auto-grow-height="false" fo:min-height="0.6299in" fo:min-width="1.5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custom-shape text:anchor-type="paragraph" draw:z-index="1" draw:name="Shape 1" draw:style-name="gr15" svg:width="2.0941in" svg:height="0.8335in" svg:x="2.2217in" svg:y="0.1409in"><text:p text:style-name="P1"><text:span text:style-name="T2"><text:s text:c="5"/>Collect Data / Corpu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 2" draw:style-name="gr10" svg:width="1.7921in" svg:height="0.7606in" svg:x="0.2701in" svg:y="1.3484in"><text:p text:style-name="P1"><text:span text:style-name="T2"><text:s text:c="6"/>Tokenize Dat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3" draw:style-name="gr8" svg:width="1.8858in" svg:height="0.7087in" svg:x="4.3756in" svg:y="1.3618in"><text:p text:style-name="P1"><text:span text:style-name="T2">Create </text:span><text:span text:style-name="T5">Control Flow and Data Grap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 4" draw:style-name="gr5" draw:text-style-name="P9" svg:width="1.8024in" svg:height="0.6461in" svg:x="0.2437in" svg:y="2.578in"><text:p text:style-name="P1"><text:span text:style-name="T2">Extract Lexical and Layout Featur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 5" draw:style-name="gr3" svg:width="1.4689in" svg:height="0.7087in" svg:x="3.9764in" svg:y="4.5126in"><text:p text:style-name="P3"><text:span text:style-name="T3">Convert</text:span><text:span text:style-name="T6">ed feature v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 9" draw:style-name="gr2" draw:text-style-name="P7" svg:width="1.6787in" svg:height="0.6476in" svg:x="4.4102in" svg:y="7.2654in"><text:p text:style-name="P5">Clustering different programmer by matching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 10" draw:style-name="gr1" svg:width="1.3335in" svg:height="0.6878in" svg:x="5.9835in" svg:y="4.5335in"><text:p text:style-name="P3"><text:span text:style-name="T3">Build Some Centrality V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 11" draw:style-name="gr16" svg:width="1.6043in" svg:height="0.698in" svg:x="5.452in" svg:y="6.2236in"><text:p text:style-name="P4"><text:span text:style-name="T4">Build Some 2D vector by th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12" draw:style-name="gr13" svg:width="1.6358in" svg:height="0.6461in" svg:x="-0.652in" svg:y="4.5673in"><text:p text:style-name="P4"><text:span text:style-name="T4"><text:s text:c="10"/>Input Fi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 14" draw:style-name="gr12" svg:width="1.6776in" svg:height="0.7142in" svg:x="1.5043in" svg:y="4.5043in"><text:p text:style-name="P3"><text:span text:style-name="T3">Statistical Analysi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 15" draw:style-name="gr9" svg:width="1.7398in" svg:height="0.6567in" svg:x="4.452in" svg:y="2.4528in"><text:p text:style-name="P1"><text:span text:style-name="T2">Extract Syntactical Featur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6" draw:style-name="gr14" svg:width="1.7398in" svg:height="0.6358in" svg:x="2.4409in" svg:y="3.3366in"><text:p text:style-name="P3"><text:span text:style-name="T3"><text:s text:c="6"/>Set of Fea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 8" draw:style-name="gr11" svg:width="1.5835in" svg:height="0.8752in" svg:x="0.9618in" svg:y="5.7547in"><text:p text:style-name="P4"><text:span text:style-name="T4">De-Anonymize Programm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Line 1" draw:style-name="gr4" draw:text-style-name="P8" svg:x1="2.2618in" svg:y1="0.5256in" svg:x2="1.1917in" svg:y2="1.3854in"><text:p/></draw:line><draw:line text:anchor-type="paragraph" draw:z-index="9" draw:name="Line 2" draw:style-name="gr4" draw:text-style-name="P8" svg:x1="4.3154in" svg:y1="0.5673in" svg:x2="5.202in" svg:y2="1.4425in"><text:p/></draw:line><draw:line text:anchor-type="paragraph" draw:z-index="10" draw:name="Line 3" draw:style-name="gr4" draw:text-style-name="P8" svg:x1="1.1083in" svg:y1="2.0717in" svg:x2="1.1185in" svg:y2="2.6091in"><text:p/></draw:line><draw:line text:anchor-type="paragraph" draw:z-index="11" draw:name="Vertical line 1" draw:style-name="gr4" draw:text-style-name="P8" svg:x1="5.2752in" svg:y1="2.0354in" svg:x2="5.2752in" svg:y2="2.5362in"><text:p/></draw:line><draw:line text:anchor-type="paragraph" draw:z-index="12" draw:name="Line 4" draw:style-name="gr4" draw:text-style-name="P8" svg:x1="1.9626in" svg:y1="3.0984in" svg:x2="2.4717in" svg:y2="3.4213in"><text:p/></draw:line><draw:line text:anchor-type="paragraph" draw:z-index="13" draw:name="Line 5" draw:style-name="gr4" draw:text-style-name="P8" svg:x1="4.5354in" svg:y1="3.0764in" svg:x2="4.1492in" svg:y2="3.4425in"><text:p/></draw:line><draw:line text:anchor-type="paragraph" draw:z-index="14" draw:name="Vertical line 2" draw:style-name="gr4" draw:text-style-name="P8" svg:x1="4.9311in" svg:y1="5.1193in" svg:x2="5.9728in" svg:y2="6.3067in"><text:p/></draw:line><draw:line text:anchor-type="paragraph" draw:z-index="15" draw:name="Vertical line 3" draw:style-name="gr4" draw:text-style-name="P8" svg:x1="6.5874in" svg:y1="5.1866in" svg:x2="6.1917in" svg:y2="6.2575in"><text:p/></draw:line><draw:line text:anchor-type="paragraph" draw:z-index="16" draw:name="Vertical line 4" draw:style-name="gr4" draw:text-style-name="P8" svg:x1="1.7024in" svg:y1="5.2181in" svg:x2="1.7024in" svg:y2="5.7909in"><text:p/></draw:line><draw:line text:anchor-type="paragraph" draw:z-index="17" draw:name="Line 6" draw:style-name="gr4" draw:text-style-name="P8" svg:x1="2.598in" svg:y1="3.9409in" svg:x2="2.2543in" svg:y2="4.5043in"><text:p/></draw:line><draw:line text:anchor-type="paragraph" draw:z-index="19" draw:name="Line 7" draw:style-name="gr4" draw:text-style-name="P8" svg:x1="3.9209in" svg:y1="3.972in" svg:x2="4.3689in" svg:y2="4.6193in"><text:p/></draw:line><draw:custom-shape text:anchor-type="paragraph" draw:z-index="20" draw:name="Shape 7" draw:style-name="gr7" svg:width="0.3335in" svg:height="0.2189in" svg:x="1.0563in" svg:y="4.744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1" draw:name="Shape 16" draw:style-name="gr6" svg:width="1.4894in" svg:height="0.6669in" svg:x="3.5252in" svg:y="6.2339in"><text:p text:style-name="P3"><text:span text:style-name="T3">Conve</text:span><text:span text:style-name="T6">rted image ve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3" draw:name="Line 9" draw:style-name="gr4" draw:text-style-name="P8" svg:x1="4.5252in" svg:y1="6.8681in" svg:x2="5.1189in" svg:y2="7.2965in"><text:p/></draw:line><draw:line text:anchor-type="paragraph" draw:z-index="24" draw:name="Line 10" draw:style-name="gr4" draw:text-style-name="P8" svg:x1="6.098in" svg:y1="6.8866in" svg:x2="5.1189in" svg:y2="7.2965in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09:35:59.805075861</meta:creation-date>
    <dc:date>2023-09-09T19:57:20.842501536</dc:date>
    <meta:editing-duration>PT16M4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50" meta:character-count="370" meta:non-whitespace-character-count="307"/>
  </office:meta>
</office:document-meta>
</file>